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pecification" style:family="table">
      <style:table-properties style:width="25.695cm" table:align="left"/>
    </style:style>
    <style:style style:name="Specification.A" style:family="table-column">
      <style:table-column-properties style:column-width="1.794cm"/>
    </style:style>
    <style:style style:name="Specification.B" style:family="table-column">
      <style:table-column-properties style:column-width="7.996cm"/>
    </style:style>
    <style:style style:name="Specification.C" style:family="table-column">
      <style:table-column-properties style:column-width="15.905cm"/>
    </style:style>
    <style:style style:name="Specification.A1" style:family="table-cell">
      <style:table-cell-properties fo:padding="0.097cm" fo:border-left="0.05pt solid #000000" fo:border-right="none" fo:border-top="0.05pt solid #000000" fo:border-bottom="0.05pt solid #000000"/>
    </style:style>
    <style:style style:name="Specification.C1" style:family="table-cell">
      <style:table-cell-properties fo:padding="0.097cm" fo:border="0.05pt solid #000000"/>
    </style:style>
    <style:style style:name="Specification.A2" style:family="table-cell">
      <style:table-cell-properties fo:background-color="#99ff66" fo:padding="0.097cm" fo:border-left="0.05pt solid #000000" fo:border-right="none" fo:border-top="none" fo:border-bottom="0.05pt solid #000000">
        <style:background-image/>
      </style:table-cell-properties>
    </style:style>
    <style:style style:name="Specification.C2" style:family="table-cell">
      <style:table-cell-properties fo:background-color="#99ff66" fo:padding="0.097cm" fo:border-left="0.05pt solid #000000" fo:border-right="0.05pt solid #000000" fo:border-top="none" fo:border-bottom="0.05pt solid #000000">
        <style:background-image/>
      </style:table-cell-properties>
    </style:style>
    <style:style style:name="Specification.4" style:family="table-row">
      <style:table-row-properties style:min-row-height="0.744cm"/>
    </style:style>
    <style:style style:name="Specification.A4" style:family="table-cell">
      <style:table-cell-properties fo:padding="0.097cm" fo:border-left="0.05pt solid #000000" fo:border-right="none" fo:border-top="none" fo:border-bottom="0.05pt solid #000000"/>
    </style:style>
    <style:style style:name="Specification.B4" style:family="table-cell">
      <style:table-cell-properties fo:padding="0.097cm" fo:border-left="0.05pt solid #000000" fo:border-right="none" fo:border-top="none" fo:border-bottom="0.05pt solid #000000"/>
    </style:style>
    <style:style style:name="Specification.C4" style:family="table-cell">
      <style:table-cell-properties fo:padding="0.097cm" fo:border-left="0.05pt solid #000000" fo:border-right="0.05pt solid #000000" fo:border-top="none" fo:border-bottom="0.05pt solid #000000"/>
    </style:style>
    <style:style style:name="Specification.A5" style:family="table-cell">
      <style:table-cell-properties fo:padding="0.097cm" fo:border-left="0.05pt solid #000000" fo:border-right="none" fo:border-top="none" fo:border-bottom="0.05pt solid #000000"/>
    </style:style>
    <style:style style:name="Specification.B5" style:family="table-cell">
      <style:table-cell-properties fo:padding="0.097cm" fo:border-left="0.05pt solid #000000" fo:border-right="none" fo:border-top="none" fo:border-bottom="0.05pt solid #000000"/>
    </style:style>
    <style:style style:name="Specification.C5" style:family="table-cell">
      <style:table-cell-properties fo:padding="0.097cm" fo:border-left="0.05pt solid #000000" fo:border-right="0.05pt solid #000000" fo:border-top="none" fo:border-bottom="0.05pt solid #000000"/>
    </style:style>
    <style:style style:name="Specification.A6" style:family="table-cell">
      <style:table-cell-properties fo:padding="0.097cm" fo:border-left="0.05pt solid #000000" fo:border-right="none" fo:border-top="none" fo:border-bottom="0.05pt solid #000000"/>
    </style:style>
    <style:style style:name="Specification.B6" style:family="table-cell">
      <style:table-cell-properties fo:padding="0.097cm" fo:border-left="0.05pt solid #000000" fo:border-right="none" fo:border-top="none" fo:border-bottom="0.05pt solid #000000"/>
    </style:style>
    <style:style style:name="Specification.C6" style:family="table-cell">
      <style:table-cell-properties fo:padding="0.097cm" fo:border-left="0.05pt solid #000000" fo:border-right="0.05pt solid #000000" fo:border-top="none" fo:border-bottom="0.05pt solid #000000"/>
    </style:style>
    <style:style style:name="Specification.A7" style:family="table-cell">
      <style:table-cell-properties fo:padding="0.097cm" fo:border-left="0.05pt solid #000000" fo:border-right="none" fo:border-top="none" fo:border-bottom="0.05pt solid #000000"/>
    </style:style>
    <style:style style:name="Specification.B7" style:family="table-cell">
      <style:table-cell-properties fo:padding="0.097cm" fo:border-left="0.05pt solid #000000" fo:border-right="none" fo:border-top="none" fo:border-bottom="0.05pt solid #000000"/>
    </style:style>
    <style:style style:name="Specification.C7" style:family="table-cell">
      <style:table-cell-properties fo:padding="0.097cm" fo:border-left="0.05pt solid #000000" fo:border-right="0.05pt solid #000000" fo:border-top="none" fo:border-bottom="0.05pt solid #000000"/>
    </style:style>
    <style:style style:name="Specification.A8" style:family="table-cell">
      <style:table-cell-properties fo:padding="0.097cm" fo:border-left="0.05pt solid #000000" fo:border-right="none" fo:border-top="none" fo:border-bottom="0.05pt solid #000000"/>
    </style:style>
    <style:style style:name="Specification.B8" style:family="table-cell">
      <style:table-cell-properties fo:padding="0.097cm" fo:border-left="0.05pt solid #000000" fo:border-right="none" fo:border-top="none" fo:border-bottom="0.05pt solid #000000"/>
    </style:style>
    <style:style style:name="Specification.C8" style:family="table-cell">
      <style:table-cell-properties fo:padding="0.097cm" fo:border-left="0.05pt solid #000000" fo:border-right="0.05pt solid #000000" fo:border-top="none" fo:border-bottom="0.05pt solid #000000"/>
    </style:style>
    <style:style style:name="Specification.A10" style:family="table-cell">
      <style:table-cell-properties fo:background-color="#ffff00" fo:padding="0.097cm" fo:border-left="0.05pt solid #000000" fo:border-right="none" fo:border-top="none" fo:border-bottom="0.05pt solid #000000">
        <style:background-image/>
      </style:table-cell-properties>
    </style:style>
    <style:style style:name="Specification.C10" style:family="table-cell">
      <style:table-cell-properties fo:background-color="#ffff00" fo:padding="0.097cm" fo:border-left="0.05pt solid #000000" fo:border-right="0.05pt solid #000000" fo:border-top="none" fo:border-bottom="0.05pt solid #000000">
        <style:background-image/>
      </style:table-cell-properties>
    </style:style>
    <style:style style:name="Specification.A13" style:family="table-cell">
      <style:table-cell-properties fo:background-color="transparent" fo:padding="0.097cm" fo:border-left="0.05pt solid #000000" fo:border-right="none" fo:border-top="none" fo:border-bottom="0.05pt solid #000000">
        <style:background-image/>
      </style:table-cell-properties>
    </style:style>
    <style:style style:name="Specification.C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officeooo:rsid="0007d200" officeooo:paragraph-rsid="0007d200" style:font-weight-asian="bold" style:font-weight-complex="bold"/>
    </style:style>
    <style:style style:name="P3" style:family="paragraph" style:parent-style-name="Table_20_Contents">
      <style:text-properties fo:font-weight="bold" officeooo:rsid="0060ba98" officeooo:paragraph-rsid="0060ba98" style:font-weight-asian="bold" style:font-weight-complex="bold"/>
    </style:style>
    <style:style style:name="P4" style:family="paragraph" style:parent-style-name="Table_20_Contents">
      <style:text-properties fo:font-weight="bold" officeooo:rsid="0068c877" officeooo:paragraph-rsid="0068c877" style:font-weight-asian="bold" style:font-weight-complex="bold"/>
    </style:style>
    <style:style style:name="P5" style:family="paragraph" style:parent-style-name="Table_20_Contents">
      <style:text-properties fo:font-weight="bold" officeooo:rsid="006ee404" officeooo:paragraph-rsid="006ee404" style:font-weight-asian="bold" style:font-weight-complex="bold"/>
    </style:style>
    <style:style style:name="P6" style:family="paragraph" style:parent-style-name="Table_20_Contents">
      <style:text-properties officeooo:rsid="000a2d28" officeooo:paragraph-rsid="000a2d28"/>
    </style:style>
    <style:style style:name="P7" style:family="paragraph" style:parent-style-name="Table_20_Contents">
      <style:text-properties officeooo:rsid="000a3df4" officeooo:paragraph-rsid="000a3df4"/>
    </style:style>
    <style:style style:name="P8" style:family="paragraph" style:parent-style-name="Table_20_Contents">
      <style:text-properties officeooo:rsid="000c37a3" officeooo:paragraph-rsid="000c37a3"/>
    </style:style>
    <style:style style:name="P9" style:family="paragraph" style:parent-style-name="Table_20_Contents">
      <style:text-properties officeooo:rsid="0014b40e" officeooo:paragraph-rsid="0014b40e"/>
    </style:style>
    <style:style style:name="P10" style:family="paragraph" style:parent-style-name="Table_20_Contents">
      <style:text-properties officeooo:rsid="00167da5" officeooo:paragraph-rsid="002e9a1e"/>
    </style:style>
    <style:style style:name="P11" style:family="paragraph" style:parent-style-name="Table_20_Contents">
      <style:text-properties officeooo:rsid="00188071" officeooo:paragraph-rsid="00188071"/>
    </style:style>
    <style:style style:name="P12" style:family="paragraph" style:parent-style-name="Table_20_Contents">
      <style:text-properties officeooo:rsid="00223f0f" officeooo:paragraph-rsid="002dfe43"/>
    </style:style>
    <style:style style:name="P13" style:family="paragraph" style:parent-style-name="Table_20_Contents">
      <style:text-properties officeooo:rsid="00254716" officeooo:paragraph-rsid="00254716"/>
    </style:style>
    <style:style style:name="P14" style:family="paragraph" style:parent-style-name="Table_20_Contents">
      <style:text-properties officeooo:rsid="0026b16e" officeooo:paragraph-rsid="0026b16e"/>
    </style:style>
    <style:style style:name="P15" style:family="paragraph" style:parent-style-name="Table_20_Contents">
      <style:text-properties officeooo:rsid="0026b16e" officeooo:paragraph-rsid="002ac0fa"/>
    </style:style>
    <style:style style:name="P16" style:family="paragraph" style:parent-style-name="Table_20_Contents">
      <style:text-properties officeooo:rsid="0026b16e" officeooo:paragraph-rsid="0027ec38"/>
    </style:style>
    <style:style style:name="P17" style:family="paragraph" style:parent-style-name="Table_20_Contents">
      <style:text-properties officeooo:rsid="0027ec38" officeooo:paragraph-rsid="0027ec38"/>
    </style:style>
    <style:style style:name="P18" style:family="paragraph" style:parent-style-name="Table_20_Contents">
      <style:text-properties officeooo:rsid="002a72ba" officeooo:paragraph-rsid="002c799c"/>
    </style:style>
    <style:style style:name="P19" style:family="paragraph" style:parent-style-name="Table_20_Contents">
      <style:text-properties officeooo:rsid="002ac0fa" officeooo:paragraph-rsid="002ac0fa"/>
    </style:style>
    <style:style style:name="P20" style:family="paragraph" style:parent-style-name="Table_20_Contents">
      <style:text-properties officeooo:rsid="003a63f9" officeooo:paragraph-rsid="003a63f9"/>
    </style:style>
    <style:style style:name="P21" style:family="paragraph" style:parent-style-name="Table_20_Contents">
      <style:text-properties officeooo:rsid="003f485d" officeooo:paragraph-rsid="003f485d"/>
    </style:style>
    <style:style style:name="P22" style:family="paragraph" style:parent-style-name="Table_20_Contents">
      <style:text-properties officeooo:rsid="00405b6c" officeooo:paragraph-rsid="00405b6c"/>
    </style:style>
    <style:style style:name="P23" style:family="paragraph" style:parent-style-name="Table_20_Contents">
      <style:text-properties officeooo:rsid="003c3d49" officeooo:paragraph-rsid="003c3d49" fo:background-color="#99ff66"/>
    </style:style>
    <style:style style:name="P24" style:family="paragraph" style:parent-style-name="Table_20_Contents">
      <style:text-properties officeooo:rsid="00405b6c" officeooo:paragraph-rsid="00405b6c" fo:background-color="#99ff66"/>
    </style:style>
    <style:style style:name="P25" style:family="paragraph" style:parent-style-name="Table_20_Contents">
      <style:text-properties officeooo:rsid="003ff1c7" officeooo:paragraph-rsid="003ff1c7"/>
    </style:style>
    <style:style style:name="P26" style:family="paragraph" style:parent-style-name="Table_20_Contents">
      <style:text-properties officeooo:rsid="0009c8a0" officeooo:paragraph-rsid="0009c8a0"/>
    </style:style>
    <style:style style:name="P27" style:family="paragraph" style:parent-style-name="Table_20_Contents">
      <style:text-properties officeooo:rsid="0023dd13" officeooo:paragraph-rsid="0023dd13"/>
    </style:style>
    <style:style style:name="P28" style:family="paragraph" style:parent-style-name="Table_20_Contents">
      <style:text-properties officeooo:rsid="004194ff" officeooo:paragraph-rsid="004194ff"/>
    </style:style>
    <style:style style:name="P29" style:family="paragraph" style:parent-style-name="Table_20_Contents">
      <style:text-properties fo:font-variant="normal" fo:text-transform="none" fo:color="#000000" style:font-name="Liberation Serif" fo:font-size="12pt" fo:letter-spacing="normal" fo:font-style="normal" fo:font-weight="normal" officeooo:rsid="00188071" officeooo:paragraph-rsid="00188071" style:font-size-asian="12pt" style:font-size-complex="12pt"/>
    </style:style>
    <style:style style:name="P30" style:family="paragraph" style:parent-style-name="Table_20_Contents">
      <style:text-properties fo:font-variant="normal" fo:text-transform="none" fo:color="#000000" style:font-name="Liberation Serif" fo:font-size="12pt" fo:letter-spacing="normal" fo:font-style="normal" fo:font-weight="normal" officeooo:rsid="00188071" officeooo:paragraph-rsid="00475b72" style:font-size-asian="12pt" style:font-size-complex="12pt"/>
    </style:style>
    <style:style style:name="P31" style:family="paragraph" style:parent-style-name="Table_20_Contents">
      <style:text-properties fo:font-variant="normal" fo:text-transform="none" fo:color="#000000" style:font-name="Liberation Serif" fo:font-size="12pt" fo:letter-spacing="normal" fo:font-style="normal" fo:font-weight="normal" officeooo:rsid="00188071" officeooo:paragraph-rsid="0048f232" style:font-size-asian="12pt" style:font-size-complex="12pt"/>
    </style:style>
    <style:style style:name="P32" style:family="paragraph" style:parent-style-name="Table_20_Contents">
      <style:text-properties fo:font-variant="normal" fo:text-transform="none" fo:color="#000000" style:font-name="Liberation Serif" fo:font-size="12pt" fo:letter-spacing="normal" fo:font-style="normal" fo:font-weight="normal" officeooo:rsid="00188071" officeooo:paragraph-rsid="0052b53e" style:font-size-asian="12pt" style:font-size-complex="12pt"/>
    </style:style>
    <style:style style:name="P33" style:family="paragraph" style:parent-style-name="Table_20_Contents">
      <style:text-properties fo:font-variant="normal" fo:text-transform="none" fo:color="#000000" style:font-name="Liberation Serif" fo:font-size="12pt" fo:letter-spacing="normal" fo:font-style="normal" fo:font-weight="normal" officeooo:rsid="0058c036" officeooo:paragraph-rsid="0058c036" style:font-size-asian="12pt" style:font-size-complex="12pt"/>
    </style:style>
    <style:style style:name="P34" style:family="paragraph" style:parent-style-name="Table_20_Contents">
      <style:text-properties fo:font-variant="normal" fo:text-transform="none" fo:color="#000000" style:font-name="Liberation Serif" fo:font-size="12pt" fo:letter-spacing="normal" fo:font-style="normal" fo:font-weight="normal" officeooo:rsid="0052b53e" officeooo:paragraph-rsid="0052b53e" style:font-size-asian="12pt" style:font-size-complex="12pt"/>
    </style:style>
    <style:style style:name="P35" style:family="paragraph" style:parent-style-name="Table_20_Contents">
      <style:text-properties fo:font-variant="normal" fo:text-transform="none" fo:color="#000000" style:font-name="Liberation Serif" fo:font-size="12pt" fo:letter-spacing="normal" fo:font-style="normal" fo:font-weight="normal" officeooo:rsid="00560b0d" officeooo:paragraph-rsid="00560b0d" style:font-size-asian="12pt" style:font-size-complex="12pt"/>
    </style:style>
    <style:style style:name="P36" style:family="paragraph" style:parent-style-name="Table_20_Contents">
      <style:text-properties fo:font-variant="normal" fo:text-transform="none" fo:color="#000000" style:font-name="Liberation Serif" fo:font-size="12pt" fo:letter-spacing="normal" fo:font-style="normal" fo:font-weight="normal" officeooo:rsid="0070dca3" officeooo:paragraph-rsid="0070dca3" style:font-size-asian="12pt" style:font-size-complex="12pt"/>
    </style:style>
    <style:style style:name="P37" style:family="paragraph" style:parent-style-name="Table_20_Contents">
      <style:text-properties fo:font-variant="normal" fo:text-transform="none" fo:color="#000000" style:font-name="Liberation Serif" fo:font-size="12pt" fo:letter-spacing="normal" fo:font-style="normal" fo:font-weight="bold" officeooo:rsid="00611293" officeooo:paragraph-rsid="00611293" style:font-size-asian="12pt" style:font-weight-asian="bold" style:font-size-complex="12pt" style:font-weight-complex="bold"/>
    </style:style>
    <style:style style:name="P38" style:family="paragraph" style:parent-style-name="Table_20_Contents">
      <style:text-properties style:font-name="Liberation Serif" fo:font-size="12pt" officeooo:rsid="0048f232" officeooo:paragraph-rsid="0048f232" style:font-size-asian="12pt" style:font-size-complex="12pt"/>
    </style:style>
    <style:style style:name="P39" style:family="paragraph" style:parent-style-name="Table_20_Contents">
      <style:text-properties style:font-name="Liberation Serif" fo:font-size="12pt" officeooo:rsid="003a63f9" officeooo:paragraph-rsid="003a63f9" style:font-size-asian="12pt" style:font-size-complex="12pt"/>
    </style:style>
    <style:style style:name="P40" style:family="paragraph" style:parent-style-name="Table_20_Contents">
      <style:text-properties officeooo:paragraph-rsid="0052b53e"/>
    </style:style>
    <style:style style:name="P41" style:family="paragraph" style:parent-style-name="Table_20_Contents">
      <style:text-properties officeooo:rsid="0052b53e" officeooo:paragraph-rsid="0052b53e"/>
    </style:style>
    <style:style style:name="P42" style:family="paragraph" style:parent-style-name="Table_20_Contents">
      <style:text-properties officeooo:paragraph-rsid="00560b0d"/>
    </style:style>
    <style:style style:name="P43" style:family="paragraph" style:parent-style-name="Table_20_Contents">
      <style:text-properties fo:font-weight="normal" officeooo:rsid="0068c877" officeooo:paragraph-rsid="0068c877" style:font-weight-asian="normal" style:font-weight-complex="normal"/>
    </style:style>
    <style:style style:name="P44" style:family="paragraph" style:parent-style-name="Table_20_Contents">
      <style:text-properties fo:font-weight="normal" officeooo:rsid="0068c877" officeooo:paragraph-rsid="006a345e" style:font-weight-asian="normal" style:font-weight-complex="normal"/>
    </style:style>
    <style:style style:name="P45" style:family="paragraph" style:parent-style-name="Table_20_Contents">
      <style:text-properties fo:font-weight="normal" officeooo:rsid="003a63f9" officeooo:paragraph-rsid="003a63f9" style:font-weight-asian="normal" style:font-weight-complex="normal"/>
    </style:style>
    <style:style style:name="P46" style:family="paragraph" style:parent-style-name="Table_20_Contents">
      <style:text-properties fo:font-weight="normal" officeooo:rsid="004b1e30" officeooo:paragraph-rsid="003a63f9" style:font-weight-asian="normal" style:font-weight-complex="normal"/>
    </style:style>
    <style:style style:name="P47" style:family="paragraph" style:parent-style-name="Table_20_Contents">
      <style:text-properties officeooo:rsid="0064dcdd" officeooo:paragraph-rsid="0064dcdd"/>
    </style:style>
    <style:style style:name="P48" style:family="paragraph" style:parent-style-name="Table_20_Contents">
      <style:text-properties fo:font-style="italic" fo:font-weight="bold" officeooo:rsid="0068c877" officeooo:paragraph-rsid="0068c877" style:font-style-asian="italic" style:font-weight-asian="bold" style:font-style-complex="italic" style:font-weight-complex="bold"/>
    </style:style>
    <style:style style:name="P49" style:family="paragraph" style:parent-style-name="Table_20_Contents">
      <style:text-properties officeooo:rsid="006a345e" officeooo:paragraph-rsid="006a345e"/>
    </style:style>
    <style:style style:name="P50" style:family="paragraph" style:parent-style-name="Table_20_Contents">
      <style:text-properties officeooo:rsid="006d62bf" officeooo:paragraph-rsid="006d62bf"/>
    </style:style>
    <style:style style:name="P51" style:family="paragraph" style:parent-style-name="Table_20_Contents">
      <style:text-properties officeooo:rsid="006ee404" officeooo:paragraph-rsid="006ee404"/>
    </style:style>
    <style:style style:name="P52" style:family="paragraph" style:parent-style-name="Standard">
      <style:text-properties style:font-name="Calibri" fo:font-weight="normal" officeooo:rsid="0071e49e" officeooo:paragraph-rsid="0071e49e" fo:background-color="#6666ff" style:font-weight-asian="normal" style:font-weight-complex="normal"/>
    </style:style>
    <style:style style:name="P53" style:family="paragraph" style:parent-style-name="Standard">
      <style:text-properties style:font-name="Calibri" officeooo:rsid="00405b6c" officeooo:paragraph-rsid="0071e49e" fo:background-color="#6666ff"/>
    </style:style>
    <style:style style:name="P54" style:family="paragraph" style:parent-style-name="Standard">
      <style:text-properties style:font-name="Calibri" officeooo:rsid="003f55db" officeooo:paragraph-rsid="0071e49e" fo:background-color="#6666ff"/>
    </style:style>
    <style:style style:name="P55" style:family="paragraph" style:parent-style-name="Standard">
      <style:text-properties style:font-name="Calibri" officeooo:rsid="003a63f9" officeooo:paragraph-rsid="0071e49e" fo:background-color="#6666ff"/>
    </style:style>
    <style:style style:name="P56" style:family="paragraph" style:parent-style-name="Standard">
      <style:text-properties style:font-name="Calibri" officeooo:paragraph-rsid="0072e2fa" fo:background-color="#6666ff"/>
    </style:style>
    <style:style style:name="P57" style:family="paragraph" style:parent-style-name="Standard">
      <style:text-properties style:font-name="Calibri" officeooo:rsid="003a63f9" officeooo:paragraph-rsid="0071e49e"/>
    </style:style>
    <style:style style:name="P58" style:family="paragraph" style:parent-style-name="Standard">
      <style:text-properties style:font-name="Calibri" officeooo:rsid="003a63f9" officeooo:paragraph-rsid="0072e2fa"/>
    </style:style>
    <style:style style:name="P59" style:family="paragraph" style:parent-style-name="Standard">
      <style:text-properties style:font-name="Calibri" officeooo:paragraph-rsid="00753656"/>
    </style:style>
    <style:style style:name="P60" style:family="paragraph" style:parent-style-name="Standard">
      <style:text-properties fo:font-variant="normal" fo:text-transform="none" fo:color="#000000" style:font-name="Calibri" fo:font-size="12pt" fo:letter-spacing="normal" fo:font-style="normal" fo:font-weight="normal" officeooo:rsid="00611293" officeooo:paragraph-rsid="0072e2fa" fo:background-color="#6666ff" style:font-size-asian="12pt" style:font-weight-asian="normal" style:font-size-complex="12pt" style:font-weight-complex="normal"/>
    </style:style>
    <style:style style:name="P61" style:family="paragraph" style:parent-style-name="Standard">
      <style:text-properties style:font-name="Liberation Serif" fo:font-size="12pt" officeooo:rsid="0070dca3" officeooo:paragraph-rsid="0072e2fa" style:font-size-asian="12pt" style:font-size-complex="12pt"/>
    </style:style>
    <style:style style:name="P62" style:family="paragraph" style:parent-style-name="Table_20_Contents" style:list-style-name="L1">
      <style:text-properties officeooo:rsid="0026b16e" officeooo:paragraph-rsid="0026b16e" fo:background-color="#99ff66"/>
    </style:style>
    <style:style style:name="P63" style:family="paragraph" style:parent-style-name="Table_20_Contents" style:list-style-name="L3">
      <style:text-properties officeooo:rsid="00167da5" officeooo:paragraph-rsid="002e9a1e" fo:background-color="#99ff66"/>
    </style:style>
    <style:style style:name="P64" style:family="paragraph" style:parent-style-name="Table_20_Contents" style:list-style-name="L1">
      <style:text-properties officeooo:rsid="0026b16e" officeooo:paragraph-rsid="0026b16e"/>
    </style:style>
    <style:style style:name="P65" style:family="paragraph" style:parent-style-name="Table_20_Contents" style:list-style-name="L1">
      <style:text-properties officeooo:rsid="0026b16e" officeooo:paragraph-rsid="002ac0fa"/>
    </style:style>
    <style:style style:name="P66" style:family="paragraph" style:parent-style-name="Table_20_Contents">
      <style:text-properties officeooo:rsid="0026b16e" officeooo:paragraph-rsid="0027ec38"/>
    </style:style>
    <style:style style:name="P67" style:family="paragraph" style:parent-style-name="Table_20_Contents" style:list-style-name="L1">
      <style:text-properties officeooo:rsid="002ac0fa" officeooo:paragraph-rsid="002ac0fa"/>
    </style:style>
    <style:style style:name="P68" style:family="paragraph" style:parent-style-name="Table_20_Contents" style:list-style-name="L2">
      <style:text-properties officeooo:rsid="002c799c" officeooo:paragraph-rsid="002c799c"/>
    </style:style>
    <style:style style:name="P69" style:family="paragraph" style:parent-style-name="Table_20_Contents" style:list-style-name="L3">
      <style:text-properties officeooo:rsid="00167da5" officeooo:paragraph-rsid="002e9a1e"/>
    </style:style>
    <style:style style:name="P70" style:family="paragraph" style:parent-style-name="Table_20_Contents" style:list-style-name="L4">
      <style:text-properties officeooo:rsid="00167da5" officeooo:paragraph-rsid="002e9a1e"/>
    </style:style>
    <style:style style:name="P71" style:family="paragraph" style:parent-style-name="Table_20_Contents" style:list-style-name="L3">
      <style:text-properties officeooo:rsid="001974af" officeooo:paragraph-rsid="002e9a1e"/>
    </style:style>
    <style:style style:name="P72" style:family="paragraph" style:parent-style-name="Table_20_Contents" style:list-style-name="L5">
      <style:text-properties officeooo:rsid="000c37a3" officeooo:paragraph-rsid="000c37a3"/>
    </style:style>
    <style:style style:name="P73" style:family="paragraph" style:parent-style-name="Table_20_Contents" style:list-style-name="L6">
      <style:text-properties fo:font-weight="bold" officeooo:rsid="0052b53e" officeooo:paragraph-rsid="0052b53e" style:font-weight-asian="bold" style:font-weight-complex="bold"/>
    </style:style>
    <style:style style:name="P74" style:family="paragraph" style:parent-style-name="Table_20_Contents" style:list-style-name="L6">
      <style:text-properties fo:font-weight="bold" officeooo:rsid="0054862f" officeooo:paragraph-rsid="0054c29d" style:font-weight-asian="bold" style:font-weight-complex="bold"/>
    </style:style>
    <style:style style:name="P75" style:family="paragraph" style:parent-style-name="Table_20_Contents" style:list-style-name="L7">
      <style:text-properties fo:font-weight="bold" officeooo:rsid="00560b0d" officeooo:paragraph-rsid="00560b0d" style:font-weight-asian="bold" style:font-weight-complex="bold"/>
    </style:style>
    <style:style style:name="P76" style:family="paragraph" style:parent-style-name="Table_20_Contents" style:list-style-name="L7">
      <style:text-properties fo:font-weight="bold" officeooo:paragraph-rsid="00560b0d" style:font-weight-asian="bold" style:font-weight-complex="bold"/>
    </style:style>
    <style:style style:name="P77" style:family="paragraph" style:parent-style-name="Table_20_Contents">
      <style:text-properties fo:font-weight="bold" officeooo:rsid="004fda07" officeooo:paragraph-rsid="004fda07" fo:background-color="#99ff66" style:font-weight-asian="bold" style:font-weight-complex="bold"/>
    </style:style>
    <style:style style:name="P78" style:family="paragraph" style:parent-style-name="Table_20_Contents" style:list-style-name="L6">
      <style:text-properties officeooo:rsid="0054862f" officeooo:paragraph-rsid="0054c29d"/>
    </style:style>
    <style:style style:name="P79" style:family="paragraph" style:parent-style-name="Table_20_Contents" style:list-style-name="L6">
      <style:text-properties fo:font-variant="normal" fo:text-transform="none" fo:color="#000000" style:font-name="Liberation Serif" fo:font-size="12pt" fo:letter-spacing="normal" fo:font-style="normal" fo:font-weight="normal" officeooo:rsid="00560b0d" officeooo:paragraph-rsid="00560b0d" style:font-size-asian="12pt" style:font-size-complex="12pt"/>
    </style:style>
    <style:style style:name="P80" style:family="paragraph" style:parent-style-name="Table_20_Contents" style:list-style-name="L8">
      <style:text-properties fo:font-variant="normal" fo:text-transform="none" fo:color="#000000" style:font-name="Liberation Serif" fo:font-size="12pt" fo:letter-spacing="normal" fo:font-style="normal" fo:font-weight="normal" officeooo:rsid="005a5436" officeooo:paragraph-rsid="005a5436" style:font-size-asian="12pt" style:font-size-complex="12pt"/>
    </style:style>
    <style:style style:name="P81" style:family="paragraph" style:parent-style-name="Table_20_Contents" style:list-style-name="L8">
      <style:text-properties fo:font-variant="normal" fo:text-transform="none" fo:color="#000000" style:font-name="Liberation Serif" fo:font-size="12pt" fo:letter-spacing="normal" fo:font-style="normal" fo:font-weight="normal" officeooo:rsid="0058c036" officeooo:paragraph-rsid="0058c036" style:font-size-asian="12pt" style:font-size-complex="12pt"/>
    </style:style>
    <style:style style:name="P82" style:family="paragraph" style:parent-style-name="Table_20_Contents" style:list-style-name="L9">
      <style:text-properties fo:font-variant="normal" fo:text-transform="none" fo:color="#000000" style:font-name="Liberation Serif" fo:font-size="12pt" fo:letter-spacing="normal" fo:font-style="normal" fo:font-weight="bold" officeooo:rsid="005835d3" officeooo:paragraph-rsid="005f144d" style:font-size-asian="12pt" style:font-weight-asian="bold" style:font-size-complex="12pt" style:font-weight-complex="bold"/>
    </style:style>
    <style:style style:name="P83" style:family="paragraph" style:parent-style-name="Table_20_Contents" style:list-style-name="L10">
      <style:text-properties fo:font-variant="normal" fo:text-transform="none" fo:color="#000000" style:font-name="Liberation Serif" fo:font-size="12pt" fo:letter-spacing="normal" fo:font-style="normal" fo:font-weight="bold" officeooo:rsid="00611293" officeooo:paragraph-rsid="00611293" style:font-size-asian="12pt" style:font-weight-asian="bold" style:font-size-complex="12pt" style:font-weight-complex="bold"/>
    </style:style>
    <style:style style:name="P84" style:family="paragraph" style:parent-style-name="Table_20_Contents">
      <style:text-properties fo:font-variant="normal" fo:text-transform="none" fo:color="#000000" style:font-name="Liberation Serif" fo:font-size="12pt" fo:letter-spacing="normal" fo:font-style="normal" fo:font-weight="bold" officeooo:rsid="00611293" officeooo:paragraph-rsid="00611293" style:font-size-asian="12pt" style:font-weight-asian="bold" style:font-size-complex="12pt" style:font-weight-complex="bold"/>
    </style:style>
    <style:style style:name="P85" style:family="paragraph" style:parent-style-name="Table_20_Contents" style:list-style-name="L10">
      <style:text-properties fo:font-variant="normal" fo:text-transform="none" fo:color="#000000" style:font-name="Liberation Serif" fo:font-size="12pt" fo:letter-spacing="normal" fo:font-style="normal" fo:font-weight="bold" officeooo:rsid="006241cb" officeooo:paragraph-rsid="006241cb" style:font-size-asian="12pt" style:font-weight-asian="bold" style:font-size-complex="12pt" style:font-weight-complex="bold"/>
    </style:style>
    <style:style style:name="P86" style:family="paragraph" style:parent-style-name="Table_20_Contents" style:list-style-name="L9">
      <style:text-properties officeooo:paragraph-rsid="0060ba98"/>
    </style:style>
    <style:style style:name="P87" style:family="paragraph" style:parent-style-name="Table_20_Contents" style:list-style-name="L11">
      <style:text-properties officeooo:paragraph-rsid="00475b72"/>
    </style:style>
    <style:style style:name="P88" style:family="paragraph" style:parent-style-name="Table_20_Contents" style:list-style-name="L12">
      <style:text-properties officeooo:paragraph-rsid="0048f232"/>
    </style:style>
    <style:style style:name="P89" style:family="paragraph" style:parent-style-name="Table_20_Contents">
      <style:text-properties officeooo:rsid="003f55db" officeooo:paragraph-rsid="003f55db"/>
    </style:style>
    <style:style style:name="P90" style:family="paragraph" style:parent-style-name="Table_20_Contents">
      <style:text-properties officeooo:rsid="003a63f9" officeooo:paragraph-rsid="003a63f9"/>
    </style:style>
    <style:style style:name="P91" style:family="paragraph" style:parent-style-name="Table_20_Contents">
      <style:text-properties officeooo:rsid="003a63f9" officeooo:paragraph-rsid="003a63f9" fo:background-color="#6666ff"/>
    </style:style>
    <style:style style:name="P92" style:family="paragraph" style:parent-style-name="Table_20_Contents">
      <style:text-properties officeooo:rsid="0072e2fa" officeooo:paragraph-rsid="0072e2fa" fo:background-color="#6666ff"/>
    </style:style>
    <style:style style:name="P93" style:family="paragraph" style:parent-style-name="Table_20_Contents">
      <style:text-properties officeooo:rsid="006899bd" officeooo:paragraph-rsid="006899bd"/>
    </style:style>
    <style:style style:name="P94" style:family="paragraph" style:parent-style-name="Table_20_Contents">
      <style:text-properties officeooo:rsid="006a345e" officeooo:paragraph-rsid="006a345e"/>
    </style:style>
    <style:style style:name="P95" style:family="paragraph" style:parent-style-name="Table_20_Contents">
      <style:text-properties style:font-name="Liberation Serif" fo:font-size="12pt" officeooo:rsid="0070dca3" officeooo:paragraph-rsid="0070dca3" style:font-size-asian="12pt" style:font-size-complex="12pt"/>
    </style:style>
    <style:style style:name="P96" style:family="paragraph" style:parent-style-name="Table_20_Contents">
      <style:text-properties officeooo:rsid="0023dd13" officeooo:paragraph-rsid="0023dd13"/>
    </style:style>
    <style:style style:name="P97" style:family="paragraph" style:parent-style-name="Table_20_Contents">
      <style:text-properties officeooo:rsid="0009c8a0" officeooo:paragraph-rsid="0009c8a0"/>
    </style:style>
    <style:style style:name="P98" style:family="paragraph" style:parent-style-name="Table_20_Contents">
      <style:text-properties officeooo:rsid="003ff1c7" officeooo:paragraph-rsid="003ff1c7"/>
    </style:style>
    <style:style style:name="P99" style:family="paragraph" style:parent-style-name="Table_20_Contents">
      <style:text-properties officeooo:rsid="00753656" officeooo:paragraph-rsid="00753656"/>
    </style:style>
    <style:style style:name="P100" style:family="paragraph" style:parent-style-name="Table_20_Contents" style:list-style-name="L13">
      <style:text-properties officeooo:rsid="00753656" officeooo:paragraph-rsid="00753656"/>
    </style:style>
    <style:style style:name="P101" style:family="paragraph" style:parent-style-name="Table_20_Contents" style:list-style-name="L13">
      <style:text-properties officeooo:rsid="00753656" officeooo:paragraph-rsid="007aa72d"/>
    </style:style>
    <style:style style:name="P102" style:family="paragraph" style:parent-style-name="Table_20_Contents">
      <style:text-properties officeooo:rsid="00753656" officeooo:paragraph-rsid="0027ec38"/>
    </style:style>
    <style:style style:name="P103" style:family="paragraph" style:parent-style-name="Table_20_Contents">
      <style:text-properties officeooo:rsid="003f485d" officeooo:paragraph-rsid="003f485d"/>
    </style:style>
    <style:style style:name="P104" style:family="paragraph" style:parent-style-name="Table_20_Contents">
      <style:text-properties officeooo:rsid="007aa72d" officeooo:paragraph-rsid="007aa72d"/>
    </style:style>
    <style:style style:name="P105" style:family="paragraph" style:parent-style-name="Table_20_Contents" style:list-style-name="L13">
      <style:text-properties officeooo:rsid="007aa72d" officeooo:paragraph-rsid="007aa72d"/>
    </style:style>
    <style:style style:name="P106" style:family="paragraph" style:parent-style-name="Table_20_Contents" style:list-style-name="L13">
      <style:text-properties officeooo:rsid="007b14d6" officeooo:paragraph-rsid="007b14d6"/>
    </style:style>
    <style:style style:name="P107" style:family="paragraph" style:parent-style-name="Table_20_Contents">
      <style:text-properties officeooo:rsid="007dc627" officeooo:paragraph-rsid="007dc627"/>
    </style:style>
    <style:style style:name="T1" style:family="text">
      <style:text-properties officeooo:rsid="0007d200"/>
    </style:style>
    <style:style style:name="T2" style:family="text">
      <style:text-properties officeooo:rsid="0020ec68"/>
    </style:style>
    <style:style style:name="T3" style:family="text">
      <style:text-properties officeooo:rsid="002ac0fa"/>
    </style:style>
    <style:style style:name="T4" style:family="text">
      <style:text-properties officeooo:rsid="002c799c"/>
    </style:style>
    <style:style style:name="T5" style:family="text">
      <style:text-properties officeooo:rsid="002dfe43"/>
    </style:style>
    <style:style style:name="T6" style:family="text">
      <style:text-properties officeooo:rsid="003df101"/>
    </style:style>
    <style:style style:name="T7" style:family="text">
      <style:text-properties officeooo:rsid="0046f72c"/>
    </style:style>
    <style:style style:name="T8" style:family="text">
      <style:text-properties fo:font-variant="normal" fo:text-transform="none" fo:color="#000000" style:font-name="Liberation Serif" fo:font-size="12pt" fo:letter-spacing="normal" fo:font-style="normal" fo:font-weight="normal"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18807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8d04b"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48f232"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4ec8e3"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52b53e"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560b0d"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64dcdd"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6819d7" style:font-size-asian="12pt" style:font-size-complex="12pt"/>
    </style:style>
    <style:style style:name="T17" style:family="text">
      <style:text-properties fo:font-variant="normal" fo:text-transform="none" fo:color="#000000" style:font-name="Liberation Serif" fo:font-size="12pt" fo:letter-spacing="normal" fo:font-style="normal" style:font-size-asian="12pt" style:font-size-complex="12pt"/>
    </style:style>
    <style:style style:name="T18" style:family="text">
      <style:text-properties fo:font-variant="normal" fo:text-transform="none" fo:color="#000000" style:font-name="Liberation Serif" fo:font-size="12pt" fo:letter-spacing="normal" fo:font-style="normal" officeooo:rsid="00188071" style:font-size-asian="12pt" style:font-size-complex="12pt"/>
    </style:style>
    <style:style style:name="T19" style:family="text">
      <style:text-properties fo:font-variant="normal" fo:text-transform="none" fo:color="#000000" style:font-name="Liberation Serif" fo:font-size="12pt" fo:letter-spacing="normal" fo:font-style="normal" officeooo:rsid="0054c29d" style:font-size-asian="12pt" style:font-size-complex="12pt"/>
    </style:style>
    <style:style style:name="T20" style:family="text">
      <style:text-properties fo:font-variant="normal" fo:text-transform="none" fo:color="#000000" style:font-name="Liberation Serif" fo:font-size="12pt" fo:letter-spacing="normal" fo:font-style="normal" officeooo:rsid="00560b0d" style:font-size-asian="12pt" style:font-size-complex="12pt"/>
    </style:style>
    <style:style style:name="T21" style:family="text">
      <style:text-properties fo:font-variant="normal" fo:text-transform="none" fo:color="#000000" style:font-name="Liberation Serif" fo:font-size="12pt" fo:letter-spacing="normal" fo:font-style="normal" officeooo:rsid="005835d3" style:font-size-asian="12pt" style:font-size-complex="12pt"/>
    </style:style>
    <style:style style:name="T22" style:family="text">
      <style:text-properties fo:font-variant="normal" fo:text-transform="none" fo:color="#000000" style:font-name="Liberation Serif" fo:font-size="12pt" fo:letter-spacing="normal" fo:font-style="normal" officeooo:rsid="004d9c84" style:font-size-asian="12pt" style:font-size-complex="12pt"/>
    </style:style>
    <style:style style:name="T23" style:family="text">
      <style:text-properties fo:font-variant="normal" fo:text-transform="none" fo:color="#000000" style:font-name="Liberation Serif" fo:font-size="12pt" fo:letter-spacing="normal" fo:font-style="normal" officeooo:rsid="004ec8e3" style:font-size-asian="12pt" style:font-size-complex="12pt"/>
    </style:style>
    <style:style style:name="T24" style:family="text">
      <style:text-properties fo:font-variant="normal" fo:text-transform="none" fo:color="#000000" style:font-name="Liberation Serif" fo:font-size="12pt" fo:letter-spacing="normal" fo:font-style="normal" officeooo:rsid="0059f3a3" style:font-size-asian="12pt" style:font-size-complex="12pt"/>
    </style:style>
    <style:style style:name="T25" style:family="text">
      <style:text-properties fo:font-variant="normal" fo:text-transform="none" fo:color="#000000" style:font-name="Liberation Serif" fo:font-size="12pt" fo:letter-spacing="normal" fo:font-style="normal" fo:font-weight="bold" officeooo:rsid="005835d3" style:font-size-asian="12pt" style:font-weight-asian="bold" style:font-size-complex="12pt" style:font-weight-complex="bold"/>
    </style:style>
    <style:style style:name="T26" style:family="text">
      <style:text-properties fo:font-variant="normal" fo:text-transform="none" fo:color="#000000" style:font-name="Liberation Serif" fo:font-size="12pt" fo:letter-spacing="normal" fo:font-style="normal" fo:font-weight="bold" officeooo:rsid="0060ba98" style:font-size-asian="12pt" style:font-weight-asian="bold" style:font-size-complex="12pt" style:font-weight-complex="bold"/>
    </style:style>
    <style:style style:name="T27" style:family="text">
      <style:text-properties officeooo:rsid="0048d04b"/>
    </style:style>
    <style:style style:name="T28" style:family="text">
      <style:text-properties officeooo:rsid="0048f232"/>
    </style:style>
    <style:style style:name="T29" style:family="text">
      <style:text-properties officeooo:rsid="005b9c5e"/>
    </style:style>
    <style:style style:name="T30" style:family="text">
      <style:text-properties officeooo:rsid="00662f31"/>
    </style:style>
    <style:style style:name="T31" style:family="text">
      <style:text-properties fo:font-style="italic" style:font-style-asian="italic" style:font-style-complex="italic"/>
    </style:style>
    <style:style style:name="T32" style:family="text">
      <style:text-properties fo:font-style="italic" officeooo:rsid="006a345e" style:font-style-asian="italic" style:font-style-complex="italic"/>
    </style:style>
    <style:style style:name="T33" style:family="text">
      <style:text-properties officeooo:rsid="006a345e"/>
    </style:style>
    <style:style style:name="T34" style:family="text">
      <style:text-properties officeooo:rsid="006bdb05"/>
    </style:style>
    <style:style style:name="T35" style:family="text">
      <style:text-properties officeooo:rsid="006d62bf"/>
    </style:style>
    <style:style style:name="T36" style:family="text">
      <style:text-properties officeooo:rsid="00706d3a"/>
    </style:style>
    <style:style style:name="T37" style:family="text">
      <style:text-properties fo:background-color="#6666ff" loext:char-shading-value="0"/>
    </style:style>
    <style:style style:name="T38" style:family="text">
      <style:text-properties officeooo:rsid="00753656" fo:background-color="#6666ff" loext:char-shading-value="0"/>
    </style:style>
    <style:style style:name="T39" style:family="text">
      <style:text-properties officeooo:rsid="00753656"/>
    </style:style>
    <style:style style:name="T40" style:family="text">
      <style:text-properties officeooo:rsid="00763683"/>
    </style:style>
    <style:style style:name="T41" style:family="text">
      <style:text-properties fo:background-color="#99ff66" loext:char-shading-value="0"/>
    </style:style>
    <style:style style:name="T42" style:family="text">
      <style:text-properties officeooo:rsid="007c86ab" fo:background-color="#99ff66" loext:char-shading-value="0"/>
    </style:style>
    <style:style style:name="T43" style:family="text">
      <style:text-properties officeooo:rsid="0077f6d7"/>
    </style:style>
    <style:style style:name="T44" style:family="text">
      <style:text-properties officeooo:rsid="007aa7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pecification" table:style-name="Specification">
        <table:table-column table:style-name="Specification.A"/>
        <table:table-column table:style-name="Specification.B"/>
        <table:table-column table:style-name="Specification.C"/>
        <table:table-row>
          <table:table-cell table:style-name="Specification.A1" office:value-type="string">
            <text:p text:style-name="P2">S/No</text:p>
          </table:table-cell>
          <table:table-cell table:style-name="Specification.A1" office:value-type="string">
            <text:p text:style-name="P1"><text:s/><text:span text:style-name="T1">Requirement</text:span></text:p>
          </table:table-cell>
          <table:table-cell table:style-name="Specification.C1" office:value-type="string">
            <text:p text:style-name="P2">Comment</text:p>
          </table:table-cell>
        </table:table-row>
        <table:table-row>
          <table:table-cell table:style-name="Specification.A2" office:value-type="string">
            <text:p text:style-name="P27"/>
            <text:p text:style-name="P27">1</text:p>
          </table:table-cell>
          <table:table-cell table:style-name="Specification.A2" office:value-type="string">
            <text:p text:style-name="P26"/>
            <text:p text:style-name="P26">Input is XML Document created with Abby OCR Software</text:p>
            <text:p text:style-name="P26"/>
          </table:table-cell>
          <table:table-cell table:style-name="Specification.C2" office:value-type="string">
            <text:p text:style-name="P25"/>
            <text:p text:style-name="P25">Done</text:p>
          </table:table-cell>
        </table:table-row>
        <table:table-row>
          <table:table-cell table:style-name="Specification.A2" office:value-type="string">
            <text:p text:style-name="P13"/>
            <text:p text:style-name="P13">2</text:p>
          </table:table-cell>
          <table:table-cell table:style-name="Specification.A2" office:value-type="string">
            <text:p text:style-name="P6"/>
            <text:p text:style-name="P6">Output is Docx document that can be used in assistive technology. <text:span text:style-name="T2">If input file 12345.xml, output is 12345.docx</text:span></text:p>
            <text:p text:style-name="P6"/>
          </table:table-cell>
          <table:table-cell table:style-name="Specification.C2" office:value-type="string">
            <text:p text:style-name="P25"/>
            <text:p text:style-name="P25">Done</text:p>
            <text:p text:style-name="P25"/>
            <text:p text:style-name="P51">ABBY Command is as follows;</text:p>
            <text:p text:style-name="P51"/>
            <text:p text:style-name="P5">abbyyocr11 -fm -if scan1.pdf -f XML -xcf -of result2.xml</text:p>
            <text:p text:style-name="P51"/>
          </table:table-cell>
        </table:table-row>
        <table:table-row table:style-name="Specification.4">
          <table:table-cell table:style-name="Specification.A8" office:value-type="string">
            <text:p text:style-name="P14"/>
            <text:p text:style-name="P50">3</text:p>
          </table:table-cell>
          <table:table-cell table:style-name="Specification.B8" office:value-type="string">
            <text:p text:style-name="P16"/>
            <text:p text:style-name="P16">Identify the structural elements of the ABBY XML, create a new XML that copies the input ABBY XML, and adds t<text:span text:style-name="T39">ags/attributes that can be later recognised by the XML2Word.py program.</text:span></text:p>
            <text:p text:style-name="P104">The main elements to be identified are;</text:p>
            <text:p text:style-name="P104"/>
            <text:list xml:id="list8897243311595380967" text:style-name="L13">
              <text:list-item>
                <text:p text:style-name="P101">Chapter <text:span text:style-name="T44">Heading</text:span></text:p>
              </text:list-item>
              <text:list-item>
                <text:p text:style-name="P106">Section Heading</text:p>
              </text:list-item>
              <text:list-item>
                <text:p text:style-name="P100">Running Head (Header)</text:p>
              </text:list-item>
              <text:list-item>
                <text:p text:style-name="P105">Page Number</text:p>
              </text:list-item>
            </text:list>
            <text:p text:style-name="P102"/>
            <text:p text:style-name="P107">Once identified, the elements will be tagged with the Seeing Ear style name. List of styles to be provided.</text:p>
            <text:p text:style-name="P99"/>
            <text:p text:style-name="P99"><text:soft-page-break/></text:p>
            <text:p text:style-name="P19">Naming convention for the xmls will be as follows;</text:p>
            <text:list xml:id="list7082330214286501002" text:style-name="L1">
              <text:list-header>
                <text:p text:style-name="P67">ABBY XML 12345.xml is used to generate 12345_0.xml</text:p>
              </text:list-header>
            </text:list>
            <text:p text:style-name="P15"/>
            <text:p text:style-name="P12">Determine how the format of the XML will be altered to add the formatting <text:span text:style-name="T5">styles </text:span>info </text:p>
          </table:table-cell>
          <table:table-cell table:style-name="Specification.C8" office:value-type="string">
            <text:p text:style-name="Table_20_Contents"/>
            <text:p text:style-name="P21"><text:span text:style-name="T41">Page Numbering Identified – </text:span><text:span text:style-name="T42">but needs to be improved</text:span><text:span text:style-name="T41">.</text:span></text:p>
            <text:p text:style-name="P24">B<text:span text:style-name="T43">old </text:span>I<text:span text:style-name="T43">talics and </text:span>U<text:span text:style-name="T43">nderlined font can now be </text:span>identified, <text:span text:style-name="T44">and these font characteristics will be used in identifying the structural element.</text:span></text:p>
            <text:p text:style-name="P22"/>
            <text:p text:style-name="P59"> </text:p>
            <text:p text:style-name="P59"/>
            <text:p text:style-name="P59"><text:span text:style-name="T37">The reason for this distinction is that "styles" as </text:span><text:span text:style-name="T38">u</text:span><text:span text:style-name="T37">sed by Word contain 2 components - a style name (eg Heading 1) and a set of attributes such as the font size, colour and type. We only want the name to be carried over into the Word document - how it appears in the original document is not relevant. Having said that, the original font attributes may be of great help in identifying the element and thus giving it the correct tag - all page numbers will have a similar font and size for example in the original PDF.</text:span></text:p>
            <text:p text:style-name="P53">If you open an original Word file from TSE (such as the Mrs Pepperpot example) you will see a list of style names that we use. Do you have a list of what we use and for what purpose? If not, I will get a list of of Standard Styles to you. The most common structural elements will be the Chapter heading, the page number, and the r<text:bookmark-start text:name="__DdeLink__528_1751581117"/>unning head<text:bookmark-end text:name="__DdeLink__528_1751581117"/>. Footnotes are rare.</text:p>
          </table:table-cell>
        </table:table-row>
        <table:table-row table:style-name="Specification.4">
          <table:table-cell table:style-name="Specification.A8" office:value-type="string">
            <text:p text:style-name="P14"/>
            <text:p text:style-name="P50">4</text:p>
            <text:p text:style-name="P17"/>
          </table:table-cell>
          <table:table-cell table:style-name="Specification.B8" office:value-type="string">
            <text:p text:style-name="P14"/>
            <text:p text:style-name="P18">Using the XML generated above <text:span text:style-name="T4">(e.g. 12345_0.xml)</text:span> as input, create a new Docx <text:span text:style-name="T3">document that;</text:span></text:p>
            <text:list xml:id="list2524339539026418820" text:style-name="L2">
              <text:list-item>
                <text:p text:style-name="P68">Captures all styles</text:p>
              </text:list-item>
              <text:list-item>
                <text:p text:style-name="P68">Tags/Labels these styles</text:p>
              </text:list-item>
              <text:list-item>
                <text:p text:style-name="P68">Tags/labels the structural elements including paragraphs, titles, headers, footers</text:p>
                <text:p text:style-name="P68"/>
              </text:list-item>
            </text:list>
          </table:table-cell>
          <table:table-cell table:style-name="Specification.C8" office:value-type="string">
            <text:p text:style-name="Table_20_Contents"/>
            <text:p text:style-name="P21">Page Numbering Identified.</text:p>
            <text:p text:style-name="P21">Footer and Header Ongoing</text:p>
            <text:p text:style-name="P89">All styles, font size and types currently replicated in docx </text:p>
            <text:p text:style-name="P89"/>
            <text:p text:style-name="P54">Needs to be done according to our Standard, and suggest is done bit by bit as could be work for a lifetime!</text:p>
          </table:table-cell>
        </table:table-row>
        <table:table-row table:style-name="Specification.4">
          <table:table-cell table:style-name="Specification.A8" office:value-type="string">
            <text:p text:style-name="P50">5</text:p>
          </table:table-cell>
          <table:table-cell table:style-name="Specification.B8" office:value-type="string">
            <text:p text:style-name="P10">The structural elements to be identified are;</text:p>
            <text:list xml:id="list1450711416801293174" text:style-name="L3">
              <text:list-item>
                <text:p text:style-name="P69">title</text:p>
              </text:list-item>
              <text:list-item>
                <text:p text:style-name="P69">headings</text:p>
              </text:list-item>
              <text:list-item>
                <text:p text:style-name="P71">Footers</text:p>
              </text:list-item>
              <text:list-item>
                <text:p text:style-name="P63">page numbers</text:p>
              </text:list-item>
              <text:list-item>
                <text:p text:style-name="P71">Section</text:p>
              </text:list-item>
            </text:list>
            <text:p text:style-name="P10">The purpose of identifying the structural elements are;</text:p>
            <text:list xml:id="list2551480920916310263" text:style-name="L4">
              <text:list-item>
                <text:p text:style-name="P70">Be able to republish the book with all the styles <text:s/>in standard format</text:p>
              </text:list-item>
              <text:list-item>
                <text:p text:style-name="P70">Be easily deployable in assistive technology</text:p>
              </text:list-item>
            </text:list>
          </table:table-cell>
          <table:table-cell table:style-name="Specification.C8" office:value-type="string">
            <text:p text:style-name="P23">Page Numbering Attempted, <text:span text:style-name="T6">might need future refining</text:span></text:p>
            <text:p text:style-name="P77">Page Numbering now detected on first page if present</text:p>
            <text:p text:style-name="P77"/>
            <text:p text:style-name="P77"/>
            <text:p text:style-name="P52">Needs to be done according to our Standard, and suggest is done bit by bit as could be work for a lifetime!</text:p>
          </table:table-cell>
        </table:table-row>
        <table:table-row table:style-name="Specification.4">
          <table:table-cell table:style-name="Specification.A8" office:value-type="string">
            <text:p text:style-name="P50">6</text:p>
          </table:table-cell>
          <table:table-cell table:style-name="Specification.B8" office:value-type="string">
            <text:p text:style-name="P7">Autocorrect for errors in page, section numbering while converting from XML to <text:soft-page-break/>DOCX. </text:p>
            <text:p text:style-name="P8">For page numbering the following error should be detected;</text:p>
            <text:list xml:id="list7159101575508123706" text:style-name="L5">
              <text:list-item>
                <text:p text:style-name="P72">S4 instead of 54</text:p>
              </text:list-item>
              <text:list-item>
                <text:p text:style-name="P72">31 32 33 659, 35</text:p>
              </text:list-item>
              <text:list-item>
                <text:p text:style-name="P72">missed page not scanned</text:p>
              </text:list-item>
              <text:list-item>
                <text:p text:style-name="P72">a page scanned twice </text:p>
              </text:list-item>
            </text:list>
          </table:table-cell>
          <table:table-cell table:style-name="Specification.C8" office:value-type="string">
            <text:p text:style-name="P20">NOT STARTED</text:p>
            <text:p text:style-name="P20"><text:soft-page-break/></text:p>
            <text:p text:style-name="P57"> <text:span text:style-name="T37">Suggest good idea to do once page-numbering fully tested</text:span></text:p>
          </table:table-cell>
        </table:table-row>
        <table:table-row table:style-name="Specification.4">
          <table:table-cell table:style-name="Specification.A8" office:value-type="string">
            <text:p text:style-name="P50">7</text:p>
          </table:table-cell>
          <table:table-cell table:style-name="Specification.B8" office:value-type="string">
            <text:p text:style-name="P9">Add copyright notice after the Docx is created before being manually edited</text:p>
          </table:table-cell>
          <table:table-cell table:style-name="Specification.C8" office:value-type="string">
            <text:p text:style-name="P20">NOT STARTED</text:p>
            <text:p text:style-name="P20"/>
            <text:p text:style-name="P55">Not needed - this is done already. We have a script that takes a Word file, adds in our standard copyright and style set, and puts on Internet for manual editing.</text:p>
          </table:table-cell>
        </table:table-row>
        <table:table-row>
          <table:table-cell table:style-name="Specification.A2" office:value-type="string">
            <text:p text:style-name="P50">8</text:p>
          </table:table-cell>
          <table:table-cell table:style-name="Specification.A2" office:value-type="string">
            <text:p text:style-name="P11">The software should identify both inline and block styles and label them accordingly</text:p>
          </table:table-cell>
          <table:table-cell table:style-name="Specification.C2" office:value-type="string">
            <text:p text:style-name="P20">Inline and Block styles identified and currently demonstrated by replicating the original format in the created docx <text:span text:style-name="T29">file</text:span></text:p>
            <text:p text:style-name="P20"/>
            <text:p text:style-name="P58"><text:span text:style-name="T37">An advanced feature that will identify such things as emphasis in speech (often italicised) and label accordingly. A real can of worms! Consider a play script which uses italics not for emphasis but stage directions, but might use emphasis within the actual dialogue ...</text:span></text:p>
            <text:p text:style-name="P91"/>
          </table:table-cell>
        </table:table-row>
        <table:table-row>
          <table:table-cell table:style-name="Specification.A10" office:value-type="string">
            <text:p text:style-name="P28"/>
            <text:p text:style-name="P50">9</text:p>
          </table:table-cell>
          <table:table-cell table:style-name="Specification.A10" office:value-type="string">
            <text:p text:style-name="P29"/>
            <text:p text:style-name="P32">XMLstyles.py  </text:p>
            <text:p text:style-name="P40"><text:span text:style-name="T13">This will p</text:span><text:span text:style-name="T9">re-process</text:span><text:span text:style-name="T12">es</text:span><text:span text:style-name="T9"> the AbbyyXML and output an 'enhanced' XML. </text:span><text:span text:style-name="T13">The enhancements will add generic document attributes as well as tag specific attributes to the original xml file. </text:span><text:span text:style-name="T16">All added attributes will be in block letters</text:span></text:p>
            <text:p text:style-name="P34">Generic attributes currently identified are;</text:p>
            <text:list xml:id="list4730548184263101882" text:style-name="L6">
              <text:list-item>
                <text:p text:style-name="P73"><text:span text:style-name="T18">n</text:span><text:span text:style-name="T17">umber of pages of original document (</text:span><text:span text:style-name="T21">NUMBEROFPAGES</text:span><text:span text:style-name="T17">) added to 'document' tag</text:span></text:p>
              </text:list-item>
              <text:list-item>
                <text:p text:style-name="P74"><text:soft-page-break/><text:span text:style-name="T17">locat</text:span><text:span text:style-name="T19">i</text:span><text:span text:style-name="T20">o</text:span><text:span text:style-name="T19">n </text:span><text:span text:style-name="T20">of page number on </text:span><text:span text:style-name="T19">the original document (</text:span><text:span text:style-name="T21">PAGENUMBERINGLOCATION</text:span><text:span text:style-name="T19">) added to 'document' tag</text:span></text:p>
              </text:list-item>
              <text:list-item>
                <text:p text:style-name="P78"><text:span text:style-name="T8"><text:s/></text:span><text:span text:style-name="T14">tag to indicate detection of footer</text:span></text:p>
              </text:list-item>
              <text:list-item>
                <text:p text:style-name="P79">tag to indicate detection of header</text:p>
              </text:list-item>
            </text:list>
            <text:p text:style-name="P41"/>
            <text:p text:style-name="P35">Tag specific attributes will include;</text:p>
            <text:list xml:id="list7537567739274332815" text:style-name="L7">
              <text:list-item>
                <text:p text:style-name="P75"><text:span text:style-name="T17">page number (</text:span><text:span text:style-name="T21">PAGENUMBERINDEX and PAGENUMBERSCANNED)</text:span><text:span text:style-name="T17"> added to each page tag</text:span></text:p>
              </text:list-item>
              <text:list-item>
                <text:p text:style-name="P76"><text:span text:style-name="T18">I</text:span><text:span text:style-name="T22">mplement</text:span><text:span text:style-name="T23">s</text:span><text:span text:style-name="T22"> a tag </text:span><text:span text:style-name="T24">to identify</text:span><text:span text:style-name="T22"> </text:span><text:span text:style-name="T23">in</text:span><text:span text:style-name="T24">l</text:span><text:span text:style-name="T23">ine </text:span><text:span text:style-name="T24">(same line)</text:span><text:span text:style-name="T22"> or newline </text:span><text:span text:style-name="T24">style changes</text:span></text:p>
              </text:list-item>
            </text:list>
            <text:p text:style-name="P42"/>
            <text:p text:style-name="P33">Remove <text:span text:style-name="T30">any </text:span>unwanted <text:span text:style-name="T30">tag</text:span>s/<text:span text:style-name="T30">attributes</text:span>;</text:p>
            <text:list xml:id="list5265838075214517198" text:style-name="L8">
              <text:list-item>
                <text:p text:style-name="P80">To be Confirmed</text:p>
                <text:p text:style-name="P81"/>
              </text:list-item>
            </text:list>
          </table:table-cell>
          <table:table-cell table:style-name="Specification.C10" office:value-type="string">
            <text:p text:style-name="P20"/>
            <text:p text:style-name="P47">The following enhancement attributes have been added to the original Abby XML file;</text:p>
            <text:list xml:id="list565766866674797938" text:style-name="L9">
              <text:list-item>
                <text:p text:style-name="P82">NUMBEROFPAGES</text:p>
              </text:list-item>
              <text:list-item>
                <text:p text:style-name="P82">PAGENUMBERINGLOCATION</text:p>
              </text:list-item>
              <text:list-item>
                <text:p text:style-name="P82">PAGENUMBERINDEX</text:p>
              </text:list-item>
              <text:list-item>
                <text:p text:style-name="P82">PAGENUMBERSCANNED</text:p>
              </text:list-item>
              <text:list-item>
                <text:p text:style-name="P86"><text:span text:style-name="T25">I</text:span><text:span text:style-name="T26">NLINE</text:span></text:p>
              </text:list-item>
            </text:list>
            <text:p text:style-name="P3"/>
            <text:p text:style-name="P37">The following can already be detected on the xml file;</text:p>
            <text:list xml:id="list2771928948341566983" text:style-name="L10">
              <text:list-item>
                <text:p text:style-name="P83">BIU Styles</text:p>
              </text:list-item>
              <text:list-item>
                <text:p text:style-name="P83">Font type</text:p>
              </text:list-item>
              <text:list-item>
                <text:p text:style-name="P83">Font size</text:p>
              </text:list-item>
              <text:list-item>
                <text:p text:style-name="P85"><text:soft-page-break/>Font Colour</text:p>
              </text:list-item>
              <text:list-item>
                <text:p text:style-name="P83">Line spacing</text:p>
              </text:list-item>
              <text:list-item>
                <text:p text:style-name="P83">New paragraph</text:p>
              </text:list-item>
            </text:list>
            <text:p text:style-name="P37"/>
            <text:p text:style-name="P37"/>
            <text:p text:style-name="P37"/>
            <text:p text:style-name="P56">I think in principle that the way to tag something would be to add the attribute to the actual item itself in every case rather than to the Page tag. The 2 most common places for a page number are at the bottom of a page in a small block or zone on its own, or as part of the running head at the top of a page. There will be many, many structural elements and it will be less confusing if they are all treated the same way. It should also make post-processing code (XML2Word) simpler in that there are no exceptions - just read the stream in and style according to tag attributes.</text:p>
            <text:p text:style-name="P60">Definitely do not remove any unwanted tags or attributes. I can see a time in the future when our enhanced XML becomes our master copy from which other formats are derived rather than first converting to Word for editing purposes and I do not want to lose any information at this stage.</text:p>
          </table:table-cell>
        </table:table-row>
        <table:table-row>
          <table:table-cell table:style-name="Specification.A10" office:value-type="string">
            <text:p text:style-name="P28"/>
            <text:p text:style-name="P28">1<text:span text:style-name="T35">0</text:span></text:p>
          </table:table-cell>
          <table:table-cell table:style-name="Specification.A10" office:value-type="string">
            <text:p text:style-name="P30"/>
            <text:p text:style-name="P30">X<text:span text:style-name="T27">M</text:span>L2Word.<text:span text:style-name="T7">py</text:span> </text:p>
            <text:list xml:id="list6596775387004150809" text:style-name="L11">
              <text:list-item>
                <text:p text:style-name="P87"><text:span text:style-name="T9">take </text:span><text:span text:style-name="T10">an enhanced </text:span><text:span text:style-name="T9">XML file and convert to Word - columns, footnotes etc </text:span><text:span text:style-name="T15">to be tested </text:span><text:span text:style-name="T9">later. </text:span></text:p>
              </text:list-item>
              <text:list-item>
                <text:p text:style-name="P87"><text:span text:style-name="T15">Should accept Abby XML files that have been enhanced </text:span><text:span text:style-name="T9">and deal with any enhancements it understands and ignore any it does not.</text:span></text:p>
              </text:list-item>
            </text:list>
          </table:table-cell>
          <table:table-cell table:style-name="Specification.C10" office:value-type="string">
            <text:p text:style-name="P20"/>
            <text:p text:style-name="P93">All the enhanced attributes above are understood and used by the XML2Word.py <text:span text:style-name="T36">script</text:span></text:p>
            <text:p text:style-name="P93"/>
            <text:p text:style-name="P93"/>
            <text:p text:style-name="P92">Ok</text:p>
          </table:table-cell>
        </table:table-row>
        <table:table-row>
          <table:table-cell table:style-name="Specification.A2" office:value-type="string">
            <text:p text:style-name="P28">1<text:span text:style-name="T35">1</text:span></text:p>
          </table:table-cell>
          <table:table-cell table:style-name="Specification.A2" office:value-type="string">
            <text:p text:style-name="P31"><text:span text:style-name="T28">Add</text:span> 2 parameters to <text:span text:style-name="T28">the </text:span>programs <text:span text:style-name="T28">when called on the command line</text:span> </text:p>
            <text:list xml:id="list6268410728233474775" text:style-name="L12">
              <text:list-item>
                <text:p text:style-name="P88"><text:span text:style-name="T9">an input file name as first parameter </text:span><text:span text:style-name="T11">or parameter 0</text:span></text:p>
              </text:list-item>
              <text:list-item>
                <text:p text:style-name="P88"><text:soft-page-break/><text:span text:style-name="T9">an output file name as the second </text:span><text:span text:style-name="T11">or parameter 1</text:span><text:span text:style-name="T9"> when called on the command line</text:span></text:p>
              </text:list-item>
              <text:list-item>
                <text:p text:style-name="P88"><text:span text:style-name="T11">O</text:span><text:span text:style-name="T9">ther parameters then they should be after the </text:span><text:span text:style-name="T11">above parameters</text:span><text:span text:style-name="T9">. </text:span></text:p>
              </text:list-item>
            </text:list>
          </table:table-cell>
          <table:table-cell table:style-name="Specification.C2" office:value-type="string">
            <text:p text:style-name="P46">Two parameters added for the input and output files as suggested above.</text:p>
            <text:p text:style-name="P45"/>
            <text:p text:style-name="P43">To run the XMLstyles.py, use the command;</text:p>
            <text:p text:style-name="P4"><text:span text:style-name="T31">python3 XMLStyles.py </text:span><text:span text:style-name="T32">input</text:span><text:span text:style-name="T31">.xml </text:span><text:span text:style-name="T32">output1</text:span><text:span text:style-name="T31">.xml</text:span></text:p>
            <text:p text:style-name="P43"><text:span text:style-name="T33">input</text:span>.xml is the ABBY XML <text:span text:style-name="T33">file</text:span> before enhancement</text:p>
            <text:p text:style-name="P43"><text:soft-page-break/><text:span text:style-name="T33">output1</text:span>.xml is the <text:span text:style-name="T33">XML </text:span>output <text:span text:style-name="T33">of the program </text:span>with enhancements</text:p>
            <text:p text:style-name="P43"/>
            <text:p text:style-name="P44">To run the XML<text:span text:style-name="T33">2Word</text:span>.py, use the command;</text:p>
            <text:p text:style-name="P48">python3 XML2Word.py <text:span text:style-name="T33">output1</text:span>.xml <text:span text:style-name="T33">output2</text:span>.docx</text:p>
            <text:p text:style-name="P49">output1.xml is the enhanced XML file from the previous commanded</text:p>
            <text:p text:style-name="P49">output2.docx is the created word document</text:p>
            <text:p text:style-name="P49"/>
            <text:p text:style-name="P49">NOTE:</text:p>
            <text:p text:style-name="P49">The program <text:span text:style-name="T34">currently </text:span>allows the xml and file names to be specified without the docx and .xml extensions as well, but not recommended to be so specified.</text:p>
            <text:p text:style-name="P49"/>
            <text:p text:style-name="P49"/>
            <text:p text:style-name="P92">OK</text:p>
          </table:table-cell>
        </table:table-row>
        <table:table-row>
          <table:table-cell table:style-name="Specification.A13" office:value-type="string">
            <text:p text:style-name="P38"/>
            <text:p text:style-name="P38">13</text:p>
          </table:table-cell>
          <table:table-cell table:style-name="Specification.A13" office:value-type="string">
            <text:p text:style-name="P29"/>
            <text:p text:style-name="P36">Develop a PDFstyles.py to use in extracting the structural elements e.g. headings, etc from a pdf file. This can then be merged with the output of AbbyOCR XML file before being enhanced.</text:p>
            <text:p text:style-name="P29"/>
            <text:p text:style-name="P29"/>
            <text:p text:style-name="P29"/>
          </table:table-cell>
          <table:table-cell table:style-name="Specification.C13" office:value-type="string">
            <text:p text:style-name="P39"/>
            <text:p text:style-name="P95">NOT STARTED</text:p>
            <text:p text:style-name="P95"/>
            <text:p text:style-name="P56">Currently being looked at downstream of your program (which is why a set interface via tag attributes as designed by you is so essential and why both your programs need to take in "enhanced" XML without falling over).</text:p>
            <text:p text:style-name="P61">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y </meta:initial-creator>
    <meta:creation-date>2016-07-11T18:56:06.546009873</meta:creation-date>
    <meta:generator>LibreOffice/4.3.3.2$Linux_X86_64 LibreOffice_project/430m0$Build-2</meta:generator>
    <dc:date>2016-09-19T21:30:48.583521509</dc:date>
    <dc:creator>uty </dc:creator>
    <meta:editing-duration>P15DT1H18M32S</meta:editing-duration>
    <meta:editing-cycles>107</meta:editing-cycles>
    <meta:document-statistic meta:table-count="1" meta:image-count="0" meta:object-count="0" meta:page-count="6" meta:paragraph-count="124" meta:word-count="1307" meta:character-count="7396" meta:non-whitespace-character-count="6236"/>
  </office:meta>
</office:document-meta>
</file>